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89e6b" officeooo:paragraph-rsid="00089e6b"/>
    </style:style>
    <style:style style:name="P2" style:family="paragraph" style:parent-style-name="Text_20_body" style:list-style-name="L1">
      <style:text-properties officeooo:rsid="00089e6b" officeooo:paragraph-rsid="00089e6b"/>
    </style:style>
    <style:style style:name="P3" style:family="paragraph" style:parent-style-name="Title">
      <style:paragraph-properties fo:margin-top="0cm" fo:margin-bottom="0cm" style:contextual-spacing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Курс СBDS01</text:p>
      <text:p text:style-name="P3">Основы цифровой схемотехники</text:p>
      <text:p text:style-name="P3">(базовый)</text:p>
      <text:p text:style-name="Subtitle">Практическое занятие 1</text:p>
      <text:p text:style-name="P1">Источник заданий: Хоровиц, Хилл. «Искусство схемотехники» в 3<text:span text:style-name="T2">-х</text:span><text:span text:style-name="T1"> </text:span>томах, т. 1 (1993).</text:p>
      <text:list xml:id="list1934937003" text:style-name="L1">
        <text:list-item>
          <text:p text:style-name="P2">Упражнение 1.7 (стр. 18)</text:p>
        </text:list-item>
        <text:list-item>
          <text:p text:style-name="P2">Упражнение 1.8 (стр. 18)</text:p>
        </text:list-item>
        <text:list-item>
          <text:p text:style-name="P2">Упражнение 1.9 (стр. 18)</text:p>
        </text:list-item>
        <text:list-item>
          <text:p text:style-name="P2">Упражнение 1.10 (стр. 20)</text:p>
        </text:list-item>
        <text:list-item>
          <text:p text:style-name="P2">Проанализировать делитель напряжения, в котором один из резисторов имеет отрицательное динамическое сопротивление.</text:p>
        </text:list-item>
        <text:list-item>
          <text:p text:style-name="P2">Проанализировать величину пульсаций параметрического стабилизатора на основе балластного резистора и стабилитрон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6T13:16:25.730000000</dc:date>
    <meta:editing-duration>PT18M25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1" meta:word-count="66" meta:character-count="490" meta:non-whitespace-character-count="441"/>
  </office:meta>
</office:document-meta>
</file>